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Юч: Сделай сам.</text:p>
      <text:p text:style-name="Standard">Меня зовут Сергей Сильнов и я представляю проект Юч: Сделай сам по шагам.</text:p>
      <text:p text:style-name="Standard">Хэнд мэйд изменился. Если в советское время приходилось многое дорабатывать напильником из-за низкого качества, то теперь главное – уникальность. Люди хотят выглядеть уникально, пользоваться уникальными вещами. Добро пожаловать в новый мир вещей выпущенных тиражом одна штука.</text:p>
      <text:p text:style-name="Standard">Производить стало легко. Технологий масса — компаунды, лазерная резка, трехмерная печать. Сложность стало придумывать. Вещи стали похожи на программы, гибкие, подстраивающиеся под владельца. Их разработка стоит гораздо больше чем железки на которых они выполняются. Именно эту проблему мы и собираемся решить. С миру по нитке. Если вы умеете делать что-то интересное, то просто раскажите как — от начала и до конца, по шагам.</text:p>
      <text:p text:style-name="Standard">За ближайшие два дня мы попытаемся сделать прототип веб-приложения которое позволит легко впитывать ваши навыки и распространять их по миру. Жду помощи в оформлении, верстке шаблонов и главное — содержим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nya </meta:initial-creator>
    <meta:creation-date>2010-05-11T21:56:51</meta:creation-date>
    <dc:date>2010-05-14T01:33:06</dc:date>
    <dc:creator>Pinya </dc:creator>
    <meta:editing-duration>PT21H59M13S</meta:editing-duration>
    <meta:editing-cycles>7</meta:editing-cycles>
    <meta:generator>OpenOffice.org/3.2$Unix OpenOffice.org_project/320m12$Build-9483</meta:generator>
    <meta:document-statistic meta:table-count="0" meta:image-count="0" meta:object-count="0" meta:page-count="1" meta:paragraph-count="5" meta:word-count="145" meta:character-count="995"/>
  </office:meta>
</office:document-meta>
</file>